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思源宋體" svg:font-family="思源宋體" style:font-family-generic="system" style:font-pitch="variable"/>
    <style:font-face style:name="思源黑體" svg:font-family="思源黑體" style:font-family-generic="system" style:font-pitch="variable"/>
    <style:font-face style:name="思源黑體 HW" svg:font-family="'思源黑體 HW', 細明體, 'Liberation Mono', 'Courier New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預設-title">
      <style:graphic-properties fo:min-height="2.629cm"/>
      <style:paragraph-properties style:writing-mode="lr-tb"/>
    </style:style>
    <style:style style:name="pr2" style:family="presentation" style:parent-style-name="預設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預設-notes">
      <style:graphic-properties draw:fill-color="#ffffff" fo:min-height="13.364cm"/>
      <style:paragraph-properties style:writing-mode="lr-tb"/>
    </style:style>
    <style:style style:name="pr4" style:family="presentation" style:parent-style-name="預設-subtitle">
      <style:graphic-properties draw:fill-color="#ffffff" draw:textarea-vertical-align="top" fo:min-height="8.59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hyphenate="false" loext:hyphenation-no-caps="false" loext:hyphenation-no-last-word="false"/>
    </style:style>
    <style:style style:name="P5" style:family="paragraph">
      <style:paragraph-properties fo:text-align="start"/>
      <style:text-properties fo:font-size="32pt"/>
    </style:style>
    <style:style style:name="P6" style:family="paragraph">
      <loext:graphic-properties draw:fill-color="#ffffff"/>
      <style:paragraph-properties fo:text-align="start"/>
      <style:text-properties fo:font-size="32pt"/>
    </style:style>
    <style:style style:name="P7" style:family="paragraph">
      <loext:graphic-properties draw:fill-color="#ffffff"/>
      <style:text-properties style:font-size-asian="20pt"/>
    </style:style>
    <style:style style:name="T1" style:family="text">
      <style:text-properties fo:color="#e040fb" loext:opacity="100%"/>
    </style:style>
    <style:style style:name="T2" style:family="text">
      <style:text-properties fo:color="#000000" loext:opacity="100%" fo:font-weight="bold" style:font-weight-asian="bold" style:font-weight-complex="bold"/>
    </style:style>
    <style:style style:name="T3" style:family="text">
      <style:text-properties fo:color="#ff1744" loext:opacity="100%" fo:font-weight="bold" fo:background-color="#ffff00" style:font-weight-asian="bold" style:font-weight-complex="bold"/>
    </style:style>
    <style:style style:name="T4" style:family="text">
      <style:text-properties fo:color="#76ff03" loext:opacity="100%" fo:font-weight="bold" fo:background-color="#3e2723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T7" style:family="text">
      <style:text-properties fo:color="#d500f9" loext:opacity="100%" fo:font-weight="bold" fo:background-color="#ffff00" style:font-weight-asian="bold" style:font-weight-complex="bold"/>
    </style:style>
    <style:style style:name="T8" style:family="text">
      <style:text-properties fo:color="#ff1744" loext:opacity="100%" fo:font-weight="bold" fo:background-color="#00e5ff" style:font-weight-asian="bold" style:font-weight-complex="bold"/>
    </style:style>
    <style:style style:name="T9" style:family="text">
      <style:text-properties style:font-name="Liberation Sans1" style:font-name-asian="Liberation Sans1" style:font-name-complex="Liberation Sans1"/>
    </style:style>
    <style:style style:name="T10" style:family="text">
      <style:text-properties fo:font-size="32pt"/>
    </style:style>
    <style:style style:name="T11" style:family="text">
      <style:text-properties fo:color="#d500f9" loext:opacity="100%" fo:font-weight="bold" fo:background-color="#76ff03" style:font-weight-asian="bold" style:font-weight-complex="bold"/>
    </style:style>
    <style:style style:name="T12" style:family="text">
      <style:text-properties fo:color="#ff1744" loext:opacity="100%" fo:font-size="32pt" fo:font-weight="bold" fo:background-color="#00e5ff" style:font-weight-asian="bold" style:font-weight-complex="bold"/>
    </style:style>
    <style:style style:name="T13" style:family="text">
      <style:text-properties fo:color="#76ff03" loext:opacity="100%" fo:font-size="32pt" fo:font-weight="bold" fo:background-color="#3e2723" style:font-weight-asian="bold" style:font-weight-complex="bold"/>
    </style:style>
    <style:style style:name="T14" style:family="text">
      <style:text-properties fo:color="#f50057" loext:opacity="100%" fo:font-weight="bold" fo:background-color="#00e5ff" style:font-weight-asian="bold" style:font-weight-complex="bold"/>
    </style:style>
    <style:style style:name="T15" style:family="text">
      <style:text-properties fo:color="#ff9100" loext:opacity="100%" fo:font-weight="bold" fo:background-color="#ffff00" style:font-weight-asian="bold" style:font-weight-complex="bold"/>
    </style:style>
    <style:style style:name="T16" style:family="text">
      <style:text-properties fo:color="#000000" loext:opacity="100%" fo:font-size="32pt" fo:font-weight="bold" fo:background-color="#ffffff" style:font-weight-asian="bold" style:font-weight-complex="bold"/>
    </style:style>
    <style:style style:name="T17" style:family="text">
      <style:text-properties fo:color="#000000" loext:opacity="100%" fo:font-weight="bold" fo:background-color="#d500f9" style:font-weight-asian="bold" style:font-weight-complex="bold"/>
    </style:style>
    <style:style style:name="T18" style:family="text">
      <style:text-properties fo:font-weight="bold" fo:background-color="#76ff03" style:font-weight-asian="bold" style:font-weight-complex="bold"/>
    </style:style>
    <style:style style:name="T19" style:family="text">
      <style:text-properties fo:color="#ff1744" loext:opacity="100%" fo:font-weight="bold" style:font-weight-asian="bold" style:font-weight-complex="bold"/>
    </style:style>
    <style:style style:name="T20" style:family="text">
      <style:text-properties fo:color="#ffd740" loext:opacity="100%" fo:font-weight="bold" style:font-weight-asian="bold" style:font-weight-complex="bold"/>
    </style:style>
    <style:style style:name="T21" style:family="text">
      <style:text-properties fo:color="#2979ff" loext:opacity="100%" fo:font-weight="bold" style:font-weight-asian="bold" style:font-weight-complex="bold"/>
    </style:style>
    <style:style style:name="T22" style:family="text">
      <style:text-properties fo:color="#ff9100" loext:opacity="100%" fo:font-size="48pt" fo:font-weight="bold" fo:background-color="#ffffff" style:font-size-asian="48pt" style:font-weight-asian="bold" style:font-size-complex="48pt" style:font-weight-complex="bold"/>
    </style:style>
    <style:style style:name="T23" style:family="text">
      <style:text-properties fo:color="#000000" loext:opacity="100%" fo:font-size="48pt" fo:font-weight="bold" fo:background-color="#ffffff" style:font-size-asian="48pt" style:font-weight-asian="bold" style:font-size-complex="48pt" style:font-weight-complex="bold"/>
    </style:style>
    <style:style style:name="T24" style:family="text">
      <style:text-properties fo:color="#00a933" loext:opacity="100%" fo:font-size="48pt" fo:font-weight="bold" fo:background-color="#ffffff" style:font-size-asian="48pt" style:font-weight-asian="bold" style:font-size-complex="48pt" style:font-weight-complex="bold"/>
    </style:style>
    <style:style style:name="T25" style:family="text">
      <style:text-properties fo:color="#ff0000" loext:opacity="100%" fo:font-size="48pt" fo:font-weight="bold" fo:background-color="#ffff00" style:font-size-asian="48pt" style:font-weight-asian="bold" style:font-size-complex="48pt" style:font-weight-complex="bold"/>
    </style:style>
    <style:style style:name="T26" style:family="text">
      <style:text-properties fo:color="#2979ff" loext:opacity="100%" fo:font-size="32pt" fo:font-weight="bold" fo:background-color="#3e2723" style:font-weight-asian="bold" style:font-weight-complex="bold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思源黑體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0000" loext:opacity="100%" fo:font-size="32pt" fo:font-weight="bold" fo:background-color="#18ffff" style:font-weight-asian="bold" style:font-weight-complex="bold"/>
    </style:style>
    <style:style style:name="T29" style:family="text">
      <style:text-properties fo:color="#ffea00" loext:opacity="100%" fo:font-size="32pt" fo:font-weight="bold" fo:background-color="#3e2723" style:font-weight-asian="bold" style:font-weight-complex="bold"/>
    </style:style>
    <style:style style:name="T30" style:family="text">
      <style:text-properties fo:color="#ff9100" loext:opacity="100%" fo:font-size="32pt" fo:font-weight="bold" fo:background-color="#ffffff" style:font-weight-asian="bold" style:font-weight-complex="bold"/>
    </style:style>
    <style:style style:name="T31" style:family="text">
      <style:text-properties fo:color="#00e676" loext:opacity="100%" fo:font-size="32pt" fo:font-weight="bold" fo:background-color="#ffffff" style:font-weight-asian="bold" style:font-weight-complex="bold"/>
    </style:style>
    <style:style style:name="T32" style:family="text">
      <style:text-properties fo:color="#e040fb" loext:opacity="100%" fo:font-size="32pt" fo:font-weight="bold" fo:background-color="#ffff00" style:font-weight-asian="bold" style:font-weight-complex="bold"/>
    </style:style>
    <style:style style:name="T33" style:family="text">
      <style:text-properties fo:color="#18ffff" loext:opacity="100%" fo:font-size="32pt" fo:font-weight="bold" fo:background-color="#ffffff" style:font-weight-asian="bold" style:font-weight-complex="bold"/>
    </style:style>
    <style:style style:name="T34" style:family="text">
      <style:text-properties fo:color="#ff9100" loext:opacity="100%" fo:font-size="48pt" fo:font-weight="bold" style:font-size-asian="48pt" style:font-weight-asian="bold" style:font-size-complex="48pt" style:font-weight-complex="bold"/>
    </style:style>
    <style:style style:name="T35" style:family="text">
      <style:text-properties fo:font-size="48pt" fo:font-weight="bold" style:font-size-asian="48pt" style:font-weight-asian="bold" style:font-size-complex="48pt" style:font-weight-complex="bold"/>
    </style:style>
    <style:style style:name="T36" style:family="text">
      <style:text-properties fo:color="#388e3c" loext:opacity="100%" fo:font-size="48pt" fo:font-weight="bold" style:font-size-asian="48pt" style:font-weight-asian="bold" style:font-size-complex="48pt" style:font-weight-complex="bold"/>
    </style:style>
    <style:style style:name="T37" style:family="text">
      <style:text-properties fo:font-size="48pt" fo:font-weight="bold" fo:background-color="#ffff00" style:font-size-asian="48pt" style:font-weight-asian="bold" style:font-size-complex="48pt" style:font-weight-complex="bold"/>
    </style:style>
    <style:style style:name="T38" style:family="text">
      <style:text-properties fo:color="#18ffff" loext:opacity="100%" fo:font-size="48pt" fo:font-weight="bold" style:font-size-asian="48pt" style:font-weight-asian="bold" style:font-size-complex="48pt" style:font-weight-complex="bold"/>
    </style:style>
    <style:style style:name="T39" style:family="text">
      <style:text-properties fo:font-size="32pt" fo:font-weight="bold" style:font-weight-asian="bold" style:font-weight-complex="bold"/>
    </style:style>
    <style:style style:name="T40" style:family="text">
      <style:text-properties fo:color="#f06292" loext:opacity="100%" fo:font-size="32pt" fo:font-weight="bold" fo:background-color="#3e2723" style:font-weight-asian="bold" style:font-weight-complex="bold"/>
    </style:style>
    <style:style style:name="T41" style:family="text"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T42" style:family="text">
      <style:text-properties fo:color="#00e676" loext:opacity="100%" fo:font-size="32pt" fo:font-weight="bold" style:font-weight-asian="bold" style:font-weight-complex="bold"/>
    </style:style>
    <style:style style:name="T43" style:family="text">
      <style:text-properties fo:color="#18ffff" loext:opacity="100%" fo:font-size="32pt" fo:font-weight="bold" fo:background-color="#3e2723" style:font-weight-asian="bold" style:font-weight-complex="bold"/>
    </style:style>
    <style:style style:name="T44" style:family="text">
      <style:text-properties fo:font-size="32pt" fo:font-weight="bold" fo:background-color="#ffff00" style:font-weight-asian="bold" style:font-weight-complex="bold"/>
    </style:style>
    <style:style style:name="T45" style:family="text">
      <style:text-properties fo:font-size="32pt" fo:font-weight="bold" fo:background-color="#ffffff" style:font-weight-asian="bold" style:font-weight-complex="bold"/>
    </style:style>
    <style:style style:name="T46" style:family="text">
      <style:text-properties fo:font-variant="normal" fo:text-transform="none" fo:color="#18ffff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#3e2723" style:font-name-asian="思源黑體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#ffffff" style:font-name-asian="思源黑體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size="32pt" fo:font-weight="bold" fo:background-color="#76ff03" style:font-weight-asian="bold" style:font-weight-complex="bold"/>
    </style:style>
    <style:style style:name="T49" style:family="text">
      <style:text-properties fo:color="#ff0000" loext:opacity="100%" fo:font-size="32pt" fo:font-weight="bold" fo:background-color="#ffff00" style:font-weight-asian="bold" style:font-weight-complex="bold"/>
    </style:style>
    <style:style style:name="T50" style:family="text">
      <style:text-properties fo:color="#ff9100" loext:opacity="100%" fo:font-size="32pt" fo:font-weight="bold" fo:background-color="#3e2723" style:font-weight-asian="bold" style:font-weight-complex="bold"/>
    </style:style>
    <style:style style:name="T51" style:family="text">
      <style:text-properties fo:color="#e040fb" loext:opacity="100%" fo:font-size="32pt" fo:font-weight="bold" fo:background-color="#3e2723" style:font-weight-asian="bold" style:font-weight-complex="bold"/>
    </style:style>
    <style:style style:name="T52" style:family="text">
      <style:text-properties fo:color="#ff0000" loext:opacity="100%" fo:font-size="32pt" fo:font-weight="bold" fo:background-color="#3e2723" style:font-weight-asian="bold" style:font-weight-complex="bold"/>
    </style:style>
    <style:style style:name="T53" style:family="text">
      <style:text-properties fo:color="#ffffff" loext:opacity="100%" fo:font-size="32pt" fo:font-weight="bold" fo:background-color="#3e2723" style:font-weight-asian="bold" style:font-weight-complex="bold"/>
    </style:style>
    <style:style style:name="T54" style:family="text">
      <style:text-properties fo:color="#ffff00" loext:opacity="100%" fo:font-size="32pt" fo:font-weight="bold" fo:background-color="#3e2723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fo:color="#f44336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一、先建立三個概念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1️⃣ 變數 = 一個盒子</text:p>
            <text:list text:style-name="L2">
              <text:list-item>
                <text:p text:style-name="P1">int bar = 10;</text:p>
              </text:list-item>
              <text:list-item>
                <text:p text:style-name="P1">意思是：有一個盒子叫 bar，裡面放著數字 10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一、先建立三個概念</text:p>
          </draw:text-box>
        </draw:frame>
        <draw:frame presentation:style-name="pr2" draw:text-style-name="P2" draw:layer="layout" svg:width="25.199cm" svg:height="10.723cm" svg:x="1.4cm" svg:y="3.685cm" presentation:class="subtitle" presentation:user-transformed="true">
          <draw:text-box>
            <text:p text:style-name="P1">2️⃣ 指標 = 存「地址」的盒子</text:p>
            <text:list text:style-name="L2">
              <text:list-item>
                <text:p text:style-name="P1">int foo = 5;</text:p>
              </text:list-item>
              <text:list-item>
                <text:p text:style-name="P1">int *foo_ptr = &amp;foo;</text:p>
              </text:list-item>
            </text:list>
            <text:list text:style-name="L3">
              <text:list-item>
                <text:p text:style-name="P4">foo：一個裝 5 的盒子</text:p>
              </text:list-item>
              <text:list-item>
                <text:p text:style-name="P4">&amp;foo：foo 這個盒子放在哪裡（地址）</text:p>
              </text:list-item>
              <text:list-item>
                <text:p text:style-name="P4">foo_ptr：一個盒子，裡面裝的是地址</text:p>
              </text:list-item>
              <text:list-item>
                <text:p text:style-name="P4">int *：表示「這個地址指向一個 int 盒子」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一、先建立三個概念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2️⃣ 指標 = 存「地址」的盒子</text:p>
            <text:list text:style-name="L2">
              <text:list-header>
                <text:p text:style-name="P1"><text:span text:style-name="T1">📦📍</text:span><text:span text:style-name="T2">指標是一個</text:span><text:span text:style-name="T3">變數</text:span><text:span text:style-name="T2">，</text:span><text:span text:style-name="T4">裡面存的是地址</text:span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一、先建立三個概念</text:p>
          </draw:text-box>
        </draw:frame>
        <draw:frame presentation:style-name="pr2" draw:text-style-name="P6" draw:layer="layout" svg:width="25.199cm" svg:height="9.134cm" svg:x="1.4cm" svg:y="3.685cm" presentation:class="subtitle" presentation:user-transformed="true">
          <draw:text-box>
            <text:p text:style-name="P5">3️⃣ *（星號）=「照地址去找盒子」</text:p>
            <text:list text:style-name="L4">
              <text:list-item>
                <text:p text:style-name="P5">foo_ptr：地址</text:p>
              </text:list-item>
              <text:list-item>
                <text:p text:style-name="P5">*foo_ptr：照這個地址，找到真正的盒子，然後看裡面的值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二、解釋這行程式碼</text:p>
          </draw:text-box>
        </draw:frame>
        <draw:frame presentation:style-name="pr2" draw:text-style-name="P2" draw:layer="layout" svg:width="25.199cm" svg:height="11.095cm" svg:x="1.4cm" svg:y="3.685cm" presentation:class="subtitle" presentation:user-transformed="true">
          <draw:text-box>
            <text:p text:style-name="P1"><text:span text:style-name="T5">🔹 </text:span><text:span text:style-name="T5">int bar = *foo_ptr;</text:span></text:p>
            <text:list text:style-name="L2">
              <text:list-item>
                <text:p text:style-name="P1"><text:span text:style-name="T5">foo_ptr </text:span>裡面有一個地址</text:p>
              </text:list-item>
              <text:list-item>
                <text:p text:style-name="P1"><text:span text:style-name="T5">*foo_ptr</text:span>：👉 跑去那個地址，打開盒子</text:p>
              </text:list-item>
              <text:list-item>
                <text:p text:style-name="P1">讀出裡面的數字</text:p>
              </text:list-item>
              <text:list-item>
                <text:p text:style-name="P1">把那個數字放進 bar</text:p>
              </text:list-item>
              <text:list-item>
                <text:p text:style-name="P1">如果：foo = 5; </text:p>
                <text:p text:style-name="P1">那：bar = *foo_ptr; <text:s/>// bar 變成 5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三、*foo_ptr = 42;</text:p>
          </draw:text-box>
        </draw:frame>
        <draw:frame presentation:style-name="pr2" draw:text-style-name="P2" draw:layer="layout" svg:width="25.199cm" svg:height="12.733cm" svg:x="1.4cm" svg:y="3.685cm" presentation:class="subtitle" presentation:user-transformed="true">
          <draw:text-box>
            <text:p text:style-name="P1"><text:span text:style-name="T5">🔹</text:span><text:span text:style-name="T5">*foo_ptr = 42;</text:span></text:p>
            <text:list text:style-name="L2">
              <text:list-item>
                <text:p text:style-name="P1">不要想成「對指標賦值」，要想成：</text:p>
                <text:p text:style-name="P1"><text:span text:style-name="T5">對「</text:span><text:span text:style-name="T4">指標指到的那個盒子裡的值</text:span><text:span text:style-name="T5">」賦值</text:span></text:p>
              </text:list-item>
              <text:list-item>
                <text:p text:style-name="P1">foo_ptr <text:span text:style-name="T6">→</text:span>裡面有地址</text:p>
              </text:list-item>
              <text:list-item>
                <text:p text:style-name="P1">*foo_ptr → <text:span text:style-name="T7">照地址找到 </text:span><text:span text:style-name="T7">foo = 42 → </text:span><text:span text:style-name="T7">把 </text:span><text:span text:style-name="T7">foo </text:span><text:span text:style-name="T7">盒子裡的值改成 </text:span><text:span text:style-name="T7">42</text:span></text:p>
              </text:list-item>
              <text:list-item>
                <text:p text:style-name="P1"><text:span text:style-name="T8">結果等價於：</text:span><text:span text:style-name="T8">foo = 42;</text:span><text:span text:style-name="T4">但我們是透過地址改它</text:span></text:p>
              </text:list-item>
              <text:list-item>
                <text:p text:style-name="P1"><text:span text:style-name="T8"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四、現在進入陣列（Array）</text:p>
          </draw:text-box>
        </draw:frame>
        <draw:frame presentation:style-name="pr2" draw:text-style-name="P6" draw:layer="layout" svg:width="25.199cm" svg:height="11.245cm" svg:x="1.4cm" svg:y="3.685cm" presentation:class="subtitle" presentation:user-transformed="true">
          <draw:text-box>
            <text:p text:style-name="P5">🔹 宣告陣列</text:p>
            <text:list text:style-name="L4">
              <text:list-item>
                <text:p text:style-name="P5">int array[ ] = { 45, 67, 89 };</text:p>
              </text:list-item>
              <text:list-item>
                <text:p text:style-name="P5">有一個「超大盒子」叫 array<text:span text:style-name="T9">，</text:span>裡面連續放了三個 int。</text:p>
              </text:list-item>
              <text:list-item>
                <text:p text:style-name="P5"><text:span text:style-name="T10">array:</text:span></text:p>
                <text:p text:style-name="P5"><text:span text:style-name="T10">+----+----+----+</text:span></text:p>
                <text:p text:style-name="P5"><text:span text:style-name="T10">| 45 | 67 | 89 |</text:span></text:p>
                <text:p text:style-name="P5"><text:span text:style-name="T10">+----+----+----+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四、現在進入陣列（Array）</text:p>
          </draw:text-box>
        </draw:frame>
        <draw:frame presentation:style-name="pr2" draw:text-style-name="P6" draw:layer="layout" svg:width="25.199cm" svg:height="9.134cm" svg:x="1.4cm" svg:y="3.685cm" presentation:class="subtitle" presentation:user-transformed="true">
          <draw:text-box>
            <text:p text:style-name="P5">🔹 為什麼不能寫成 int *array？</text:p>
            <text:list text:style-name="L4">
              <text:list-item>
                <text:p text:style-name="P5">int *array = {45, 67, 89}; <text:s/>// ❌ 不合法</text:p>
              </text:list-item>
              <text:list-item>
                <text:p text:style-name="P5"><text:span text:style-name="T3">int *array </text:span>的意思是：👉 <text:span text:style-name="T11">array </text:span><text:span text:style-name="T11">只是「一個地址盒子」</text:span></text:p>
              </text:list-item>
              <text:list-item>
                <text:p text:style-name="P5"><text:span text:style-name="T10">但 </text:span><text:span text:style-name="T12">{45,67,89} </text:span><text:span text:style-name="T12">需要的是</text:span><text:span text:style-name="T10">：👉 </text:span><text:span text:style-name="T13">一整塊連續空間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四、現在進入陣列（Array）</text:p>
          </draw:text-box>
        </draw:frame>
        <draw:frame presentation:style-name="pr2" draw:text-style-name="P6" draw:layer="layout" svg:width="25.199cm" svg:height="9.134cm" svg:x="1.4cm" svg:y="3.685cm" presentation:class="subtitle" presentation:user-transformed="true">
          <draw:text-box>
            <text:p text:style-name="P5">🔹 為什麼不能寫成 int *array？</text:p>
            <text:list text:style-name="L4">
              <text:list-item>
                <text:p text:style-name="P5"><text:span text:style-name="T13">指標盒子 ≠ 真正放三個數字的盒子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五、最詭異但最重要的規則</text:p>
          </draw:text-box>
        </draw:frame>
        <draw:frame presentation:style-name="pr2" draw:text-style-name="P6" draw:layer="layout" svg:width="25.199cm" svg:height="9.457cm" svg:x="1.4cm" svg:y="3.685cm" presentation:class="subtitle" presentation:user-transformed="true">
          <draw:text-box>
            <text:p text:style-name="P5"><text:span text:style-name="T5">⭐ </text:span><text:span text:style-name="T7">陣列</text:span><text:span text:style-name="T5">在「大多數情況」下，</text:span><text:span text:style-name="T14">會自動變成指標</text:span></text:p>
            <text:list text:style-name="L4">
              <text:list-item>
                <text:p text:style-name="P5"><text:span text:style-name="T13">當你使用 </text:span><text:span text:style-name="T13">array </text:span><text:span text:style-name="T13">時，</text:span><text:span text:style-name="T13">C </text:span><text:span text:style-name="T13">常常偷偷幫你把它當成</text:span></text:p>
                <text:p text:style-name="P5"><text:span text:style-name="T13">👉</text:span><text:span text:style-name="T13">「指向第一個元素的地址」</text:span></text:p>
              </text:list-item>
              <text:list-item>
                <text:p text:style-name="P5"><text:span text:style-name="T5">也就是：</text:span></text:p>
                <text:p text:style-name="P5"><text:span text:style-name="T5">array <text:s/>≈ <text:s/></text:span><text:span text:style-name="T15">&amp;</text:span><text:span text:style-name="T3">array[0]</text:span></text:p>
                <text:p text:style-name="P5"><text:span text:style-name="T5"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五、最詭異但最重要的規則</text:p>
          </draw:text-box>
        </draw:frame>
        <draw:frame presentation:style-name="pr2" draw:text-style-name="P6" draw:layer="layout" svg:width="25.199cm" svg:height="13.999cm" svg:x="1.4cm" svg:y="3cm" presentation:class="subtitle" presentation:user-transformed="true">
          <draw:text-box>
            <text:p text:style-name="P5"><text:span text:style-name="T5">⭐ </text:span><text:span text:style-name="T7">陣列</text:span><text:span text:style-name="T5">在「大多數情況」下，</text:span><text:span text:style-name="T14">會自動變成指標</text:span></text:p>
            <text:p text:style-name="P5"><text:span text:style-name="T16">🔹</text:span><text:span text:style-name="T16">例子</text:span></text:p>
            <text:list text:style-name="L4">
              <text:list-item>
                <text:p text:style-name="P5"><text:span text:style-name="T5">printf("%d\n", </text:span><text:span text:style-name="T17">array[0]</text:span><text:span text:style-name="T5">);</text:span></text:p>
              </text:list-item>
              <text:list-item>
                <text:p text:style-name="P5"><text:span text:style-name="T5">printf("%d\n", *</text:span><text:span text:style-name="T18">array</text:span><text:span text:style-name="T5">);</text:span></text:p>
              </text:list-item>
              <text:list-item>
                <text:p text:style-name="P5"><text:span text:style-name="T5">這兩行效果一樣</text:span></text:p>
              </text:list-item>
              <text:list-item>
                <text:p text:style-name="P5"><text:span text:style-name="T5">因為：</text:span></text:p>
              </text:list-item>
              <text:list-item>
                <text:p text:style-name="P5"><text:span text:style-name="T19">array </text:span><text:span text:style-name="T5">→ </text:span><text:span text:style-name="T5">指到第一個格子</text:span></text:p>
              </text:list-item>
              <text:list-item>
                <text:p text:style-name="P5"><text:span text:style-name="T20">*</text:span><text:span text:style-name="T19">array</text:span><text:span text:style-name="T5"> → </text:span><text:span text:style-name="T5">把第一個格子的值拿出來</text:span></text:p>
                <text:p text:style-name="P5"><text:span text:style-name="T5"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六、<text:span text:style-name="T19">array</text:span><text:span text:style-name="T5"> == &amp;array == </text:span><text:span text:style-name="T20">&amp;</text:span><text:span text:style-name="T19">array</text:span><text:span text:style-name="T21">[0]</text:span></text:p>
          </draw:text-box>
        </draw:frame>
        <draw:frame presentation:style-name="pr2" draw:text-style-name="P6" draw:layer="layout" svg:width="25.199cm" svg:height="9.134cm" svg:x="1.4cm" svg:y="3.685cm" presentation:class="subtitle" presentation:user-transformed="true">
          <draw:text-box>
            <text:p text:style-name="P5"/>
            <text:list text:style-name="L4">
              <text:list-item>
                <text:p text:style-name="P5"><text:span text:style-name="T13">陣列名 ≈ 指向第一個元素的指標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1T0">
        <draw:frame presentation:style-name="pr1" draw:layer="layout" svg:width="25.199cm" svg:height="4.505cm" svg:x="1.4cm" svg:y="0.495cm" presentation:class="title" presentation:user-transformed="true">
          <draw:text-box>
            <text:p>七、為什麼 printf <text:span text:style-name="T5">不能「自動印整個陣列」</text:span>？</text:p>
          </draw:text-box>
        </draw:frame>
        <draw:frame presentation:style-name="pr4" draw:text-style-name="P6" draw:layer="layout" svg:width="25.199cm" svg:height="8.592cm" svg:x="1.42cm" svg:y="5cm" presentation:class="subtitle" presentation:user-transformed="true">
          <draw:text-box>
            <text:p text:style-name="P5"><text:span text:style-name="T22">printf</text:span><text:span text:style-name="T23">(</text:span><text:span text:style-name="T24">"%d\n"</text:span><text:span text:style-name="T23">, </text:span><text:span text:style-name="T22">array</text:span><text:span text:style-name="T23">); // </text:span><text:span text:style-name="T25">❌</text:span></text:p>
            <text:list text:style-name="L4">
              <text:list-header>
                <text:p text:style-name="P5"><text:span text:style-name="T13"/></text:p>
              </text:list-header>
              <text:list-item>
                <text:p text:style-name="P5"><text:span text:style-name="T26">這行程式碼看起來合理，但其實是錯的。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1T0">
        <draw:frame presentation:style-name="pr1" draw:layer="layout" svg:width="25.199cm" svg:height="4.505cm" svg:x="1.4cm" svg:y="0.495cm" presentation:class="title" presentation:user-transformed="true">
          <draw:text-box>
            <text:p><text:span text:style-name="T27">七、為什麼 </text:span><text:span text:style-name="T27">printf </text:span><text:span text:style-name="T5">不能「自動印整個陣列」</text:span>？</text:p>
          </draw:text-box>
        </draw:frame>
        <draw:frame presentation:style-name="pr4" draw:text-style-name="P6" draw:layer="layout" svg:width="25.199cm" svg:height="8.592cm" svg:x="1.42cm" svg:y="5cm" presentation:class="subtitle" presentation:user-transformed="true">
          <draw:text-box>
            <text:p text:style-name="P5"><text:span text:style-name="T22">printf</text:span><text:span text:style-name="T23">(</text:span><text:span text:style-name="T24">"%d\n"</text:span><text:span text:style-name="T23">, </text:span><text:span text:style-name="T22">array</text:span><text:span text:style-name="T23">); // </text:span><text:span text:style-name="T25">❌</text:span></text:p>
            <text:list text:style-name="L4">
              <text:list-header>
                <text:p text:style-name="P5"><text:span text:style-name="T13"/></text:p>
              </text:list-header>
              <text:list-item>
                <text:p text:style-name="P5"><text:span text:style-name="T16">實際發生的事情是：</text:span><text:span text:style-name="T28">array </text:span><text:span text:style-name="T28">不是整個陣列</text:span></text:p>
              </text:list-item>
              <text:list-item>
                <text:p text:style-name="P5"><text:span text:style-name="T29">在傳進函式時，</text:span><text:span text:style-name="T29">array </text:span><text:span text:style-name="T29">會變成👉 指向第一個元素的地址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1T0">
        <draw:frame presentation:style-name="pr1" draw:layer="layout" svg:width="25.199cm" svg:height="4.505cm" svg:x="1.4cm" svg:y="0.495cm" presentation:class="title" presentation:user-transformed="true">
          <draw:text-box>
            <text:p><text:span text:style-name="T27">七、為什麼 </text:span><text:span text:style-name="T27">printf </text:span><text:span text:style-name="T5">不能「自動印整個陣列」</text:span>？</text:p>
          </draw:text-box>
        </draw:frame>
        <draw:frame presentation:style-name="pr4" draw:text-style-name="P6" draw:layer="layout" svg:width="25.199cm" svg:height="10.083cm" svg:x="1.42cm" svg:y="5cm" presentation:class="subtitle" presentation:user-transformed="true">
          <draw:text-box>
            <text:p text:style-name="P5"><text:span text:style-name="T22">printf</text:span><text:span text:style-name="T23">(</text:span><text:span text:style-name="T24">"%d\n"</text:span><text:span text:style-name="T23">, </text:span><text:span text:style-name="T22">array</text:span><text:span text:style-name="T23">); // </text:span><text:span text:style-name="T25">❌</text:span></text:p>
            <text:list text:style-name="L4">
              <text:list-header>
                <text:p text:style-name="P5"><text:span text:style-name="T13"/></text:p>
              </text:list-header>
              <text:list-item>
                <text:p text:style-name="P5"><text:span text:style-name="T16">實際發生的事情是：</text:span><text:span text:style-name="T28">array </text:span><text:span text:style-name="T28">不是整個陣列</text:span></text:p>
              </text:list-item>
              <text:list-item>
                <text:p text:style-name="P5"><text:span text:style-name="T29">在傳進函式時，</text:span><text:span text:style-name="T29">array </text:span><text:span text:style-name="T29">會變成👉 指向第一個元素的地址；</text:span><text:span text:style-name="T16">等價於：</text:span><text:span text:style-name="T30">printf</text:span><text:span text:style-name="T16">(</text:span><text:span text:style-name="T31">"%d\n"</text:span><text:span text:style-name="T16">, </text:span><text:span text:style-name="T32">&amp;</text:span><text:span text:style-name="T30">array</text:span><text:span text:style-name="T33">[0]</text:span><text:span text:style-name="T16">);</text:span></text:p>
                <text:p text:style-name="P5"><text:span text:style-name="T29"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1T0">
        <draw:frame presentation:style-name="pr1" draw:layer="layout" svg:width="25.199cm" svg:height="4.505cm" svg:x="1.4cm" svg:y="0.495cm" presentation:class="title" presentation:user-transformed="true">
          <draw:text-box>
            <text:p><text:span text:style-name="T27">七、為什麼 </text:span><text:span text:style-name="T27">printf </text:span><text:span text:style-name="T5">不能「自動印整個陣列」</text:span>？</text:p>
          </draw:text-box>
        </draw:frame>
        <draw:frame presentation:style-name="pr4" draw:text-style-name="P6" draw:layer="layout" svg:width="25.199cm" svg:height="10.083cm" svg:x="1.42cm" svg:y="5cm" presentation:class="subtitle" presentation:user-transformed="true">
          <draw:text-box>
            <text:p text:style-name="P5"><text:span text:style-name="T34">printf</text:span><text:span text:style-name="T35">(</text:span><text:span text:style-name="T36">"%d\n"</text:span><text:span text:style-name="T35">, </text:span><text:span text:style-name="T37">&amp;</text:span><text:span text:style-name="T34">array</text:span><text:span text:style-name="T38">[0]</text:span><text:span text:style-name="T35">);</text:span></text:p>
            <text:list text:style-name="L4">
              <text:list-item>
                <text:p text:style-name="P5"><text:span text:style-name="T39">所以 </text:span><text:span text:style-name="T39">printf </text:span><text:span text:style-name="T39">收到的是什麼？</text:span></text:p>
              </text:list-item>
              <text:list-item>
                <text:p text:style-name="P5"><text:span text:style-name="T39">array → </text:span><text:span text:style-name="T39">退化成 一個指標，指標裡存的是：</text:span></text:p>
                <text:p text:style-name="P5"><text:span text:style-name="T40">👉 </text:span><text:span text:style-name="T40">某個記憶體位址</text:span></text:p>
              </text:list-item>
              <text:list-item>
                <text:p text:style-name="P5"><text:span text:style-name="T29">也就是：</text:span><text:span text:style-name="T29">printf </text:span><text:span text:style-name="T29">收到的是「地址」，不是陣列內容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1T0">
        <draw:frame presentation:style-name="pr1" draw:layer="layout" svg:width="25.199cm" svg:height="4.505cm" svg:x="1.4cm" svg:y="0.495cm" presentation:class="title" presentation:user-transformed="true">
          <draw:text-box>
            <text:p><text:span text:style-name="T27">七、為什麼 </text:span><text:span text:style-name="T27">printf </text:span><text:span text:style-name="T5">不能「自動印整個陣列」</text:span>？</text:p>
          </draw:text-box>
        </draw:frame>
        <draw:frame presentation:style-name="pr4" draw:text-style-name="P6" draw:layer="layout" svg:width="25.199cm" svg:height="8.592cm" svg:x="1.42cm" svg:y="5cm" presentation:class="subtitle" presentation:user-transformed="true">
          <draw:text-box>
            <text:p text:style-name="P5"><text:span text:style-name="T41">那錯誤真正發生在哪裡？</text:span></text:p>
            <text:list text:style-name="L4">
              <text:list-item>
                <text:p text:style-name="P5"><text:span text:style-name="T39">錯不在「傳地址」</text:span></text:p>
              </text:list-item>
              <text:list-item>
                <text:p text:style-name="P5"><text:span text:style-name="T29">錯在 格式字串 </text:span><text:span text:style-name="T29">%d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1T0">
        <draw:frame presentation:style-name="pr1" draw:layer="layout" svg:width="25.199cm" svg:height="4.505cm" svg:x="1.4cm" svg:y="0.495cm" presentation:class="title" presentation:user-transformed="true">
          <draw:text-box>
            <text:p><text:span text:style-name="T27">七、為什麼 </text:span><text:span text:style-name="T27">printf </text:span><text:span text:style-name="T5">不能「自動印整個陣列」</text:span>？</text:p>
          </draw:text-box>
        </draw:frame>
        <draw:frame presentation:style-name="pr4" draw:text-style-name="P6" draw:layer="layout" svg:width="25.199cm" svg:height="8.592cm" svg:x="1.42cm" svg:y="5cm" presentation:class="subtitle" presentation:user-transformed="true">
          <draw:text-box>
            <text:p text:style-name="P5"><text:span text:style-name="T25">%d</text:span><text:span text:style-name="T35"> </text:span><text:span text:style-name="T35">的真正意思</text:span></text:p>
            <text:list text:style-name="L4">
              <text:list-item>
                <text:p text:style-name="P5"><text:span text:style-name="T42">"%d"</text:span><text:span text:style-name="T39">意思是：「請把接下來的參數當成 </text:span><text:span text:style-name="T39">int </text:span><text:span text:style-name="T39">整數值來解讀與印出」</text:span></text:p>
              </text:list-item>
              <text:list-item>
                <text:p text:style-name="P5"><text:span text:style-name="T29">但我們實際傳的是：一個 </text:span><text:span text:style-name="T43">地址（指標）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1T0">
        <draw:frame presentation:style-name="pr1" draw:layer="layout" svg:width="25.199cm" svg:height="4.505cm" svg:x="1.4cm" svg:y="0.495cm" presentation:class="title" presentation:user-transformed="true">
          <draw:text-box>
            <text:p><text:span text:style-name="T27">七、為什麼 </text:span><text:span text:style-name="T27">printf </text:span><text:span text:style-name="T5">不能「自動印整個陣列」</text:span>？</text:p>
          </draw:text-box>
        </draw:frame>
        <draw:frame presentation:style-name="pr4" draw:text-style-name="P6" draw:layer="layout" svg:width="25.199cm" svg:height="9.004cm" svg:x="1.42cm" svg:y="5cm" presentation:class="subtitle" presentation:user-transformed="true">
          <draw:text-box>
            <text:p text:style-name="P5"><text:span text:style-name="T35">發生了什麼錯誤？</text:span></text:p>
            <text:list text:style-name="L4">
              <text:list-item>
                <text:p text:style-name="P5"><text:span text:style-name="T39">我們做的是：把</text:span><text:span text:style-name="T44">「</text:span><text:span text:style-name="T32">地址</text:span><text:span text:style-name="T44">」</text:span><text:span text:style-name="T39">交給 </text:span><text:span text:style-name="T39">printf</text:span><text:span text:style-name="T39">，卻</text:span><text:span text:style-name="T29">要求它</text:span></text:p>
                <text:p text:style-name="P5"><text:span text:style-name="T29">把這個地址 </text:span><text:span text:style-name="T13">當成整數值</text:span><text:span text:style-name="T29"> 來印」</text:span></text:p>
              </text:list-item>
              <text:list-item>
                <text:p text:style-name="P5"><text:span text:style-name="T45">這是 錯誤的資料解讀方式 → 屬於 未定義行為（</text:span><text:span text:style-name="T45">Undefined Behavior</text:span><text:span text:style-name="T45">）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1T0">
        <draw:frame presentation:style-name="pr1" draw:layer="layout" svg:width="25.199cm" svg:height="4.505cm" svg:x="1.4cm" svg:y="0.495cm" presentation:class="title" presentation:user-transformed="true">
          <draw:text-box>
            <text:p>七、為什麼 printf <text:span text:style-name="T5">不能「自動印整個陣列」</text:span>？</text:p>
          </draw:text-box>
        </draw:frame>
        <draw:frame presentation:style-name="pr4" draw:text-style-name="P6" draw:layer="layout" svg:width="25.199cm" svg:height="9.004cm" svg:x="1.42cm" svg:y="5cm" presentation:class="subtitle" presentation:user-transformed="true">
          <draw:text-box>
            <text:p text:style-name="P5"><text:span text:style-name="T35">發生了什麼錯誤？</text:span></text:p>
            <text:list text:style-name="L4">
              <text:list-item>
                <text:p text:style-name="P5"><text:span text:style-name="T29">因為：</text:span><text:span text:style-name="T29">printf </text:span><text:span text:style-name="T29">一次只處理一個值</text:span></text:p>
              </text:list-item>
              <text:list-item>
                <text:p text:style-name="P5"><text:span text:style-name="T45">當陣列傳進函式時，只剩下：第一個元素的地址</text:span></text:p>
              </text:list-item>
              <text:list-item>
                <text:p text:style-name="P5"><text:span text:style-name="T46">printf </text:span><text:span text:style-name="T46">不知道</text:span><text:span text:style-name="T47">：陣列有幾個元素，要從哪印到哪</text:span><text:span text:style-name="T45">，每個元素該用什麼格式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1T0">
        <draw:frame presentation:style-name="pr1" draw:layer="layout" svg:width="25.199cm" svg:height="4.505cm" svg:x="1.4cm" svg:y="0.495cm" presentation:class="title" presentation:user-transformed="true">
          <draw:text-box>
            <text:p>七、為什麼 printf <text:span text:style-name="T5">不能「自動印整個陣列」</text:span>？</text:p>
          </draw:text-box>
        </draw:frame>
        <draw:frame presentation:style-name="pr4" draw:text-style-name="P6" draw:layer="layout" svg:width="25.199cm" svg:height="9.004cm" svg:x="1.42cm" svg:y="5cm" presentation:class="subtitle" presentation:user-transformed="true">
          <draw:text-box>
            <text:p text:style-name="P5"><text:span text:style-name="T35">重點總結</text:span></text:p>
            <text:list text:style-name="L4">
              <text:list-item>
                <text:p text:style-name="P5"><text:span text:style-name="T29">array </text:span><text:span text:style-name="T29">傳進 </text:span><text:span text:style-name="T29">printf </text:span><text:span text:style-name="T29">時 → 只是地址</text:span></text:p>
              </text:list-item>
              <text:list-item>
                <text:p text:style-name="P5"><text:span text:style-name="T48">%d </text:span><text:span text:style-name="T48">會把參數當成整數來解讀</text:span></text:p>
              </text:list-item>
              <text:list-item>
                <text:p text:style-name="P5"><text:span text:style-name="T39">把「地址」當「整數」 → <text:s/>錯誤</text:span><text:span text:style-name="T49">❌</text:span></text:p>
              </text:list-item>
              <text:list-item>
                <text:p text:style-name="P5"><text:span text:style-name="T40">printf </text:span><text:span text:style-name="T40">無法知道陣列長度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1T0">
        <draw:frame presentation:style-name="pr1" draw:layer="layout" svg:width="25.199cm" svg:height="4.505cm" svg:x="1.4cm" svg:y="0.495cm" presentation:class="title" presentation:user-transformed="true">
          <draw:text-box>
            <text:p>七、為什麼 printf <text:span text:style-name="T5">不能「自動印整個陣列」</text:span>？</text:p>
          </draw:text-box>
        </draw:frame>
        <draw:frame presentation:style-name="pr4" draw:text-style-name="P6" draw:layer="layout" svg:width="25.199cm" svg:height="8.592cm" svg:x="1.42cm" svg:y="5cm" presentation:class="subtitle" presentation:user-transformed="true">
          <draw:text-box>
            <text:p text:style-name="P5"><text:span text:style-name="T35">重點總結</text:span></text:p>
            <text:list text:style-name="L4">
              <text:list-item>
                <text:p text:style-name="P5"><text:span text:style-name="T50">printf</text:span><text:span text:style-name="T29">(</text:span><text:span text:style-name="T13">"%d\n"</text:span><text:span text:style-name="T29">, </text:span><text:span text:style-name="T50">array</text:span><text:span text:style-name="T29">); </text:span><text:span text:style-name="T29">錯誤的原因是</text:span><text:span text:style-name="T43">我們要求 </text:span><text:span text:style-name="T43">printf </text:span><text:span text:style-name="T43">用錯誤的方式解讀資料</text:span><text:span text:style-name="T29">。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1T0">
        <draw:frame presentation:style-name="pr1" draw:layer="layout" svg:width="25.199cm" svg:height="2.629cm" svg:x="1.4cm" svg:y="1.433cm" presentation:class="title" presentation:user-transformed="true">
          <draw:text-box>
            <text:p>七、先記這些就好</text:p>
          </draw:text-box>
        </draw:frame>
        <draw:frame presentation:style-name="pr4" draw:text-style-name="P6" draw:layer="layout" svg:width="25.199cm" svg:height="8.592cm" svg:x="1.42cm" svg:y="5cm" presentation:class="subtitle" presentation:user-transformed="true">
          <draw:text-box>
            <text:list text:style-name="L4">
              <text:list-item>
                <text:p text:style-name="P5"><text:span text:style-name="T51">1️⃣ </text:span><text:span text:style-name="T51">指標是「存地址的盒子」</text:span></text:p>
              </text:list-item>
              <text:list-item>
                <text:p text:style-name="P5"><text:span text:style-name="T52">2️⃣ <text:s text:c="2"/></text:span><text:span text:style-name="T29">*</text:span><text:span text:style-name="T29">指標</text:span><text:span text:style-name="T52"> </text:span><text:span text:style-name="T52">= </text:span><text:span text:style-name="T52">去那個地址，拿值 </text:span><text:span text:style-name="T52">/ </text:span><text:span text:style-name="T52">改值</text:span></text:p>
              </text:list-item>
              <text:list-item>
                <text:p text:style-name="P5"><text:span text:style-name="T53">3️⃣ </text:span><text:span text:style-name="T53">陣列是一整排連續的盒子</text:span></text:p>
              </text:list-item>
              <text:list-item>
                <text:p text:style-name="P5"><text:span text:style-name="T13">4️⃣ <text:s text:c="3"/>array </text:span><text:span text:style-name="T13">幾乎等於 </text:span><text:span text:style-name="T13">&amp;array[0]</text:span></text:p>
              </text:list-item>
              <text:list-item>
                <text:p text:style-name="P5"><text:span text:style-name="T43">5️⃣ <text:s/></text:span><text:span text:style-name="T54">array[i]</text:span><text:span text:style-name="T43"> </text:span><text:span text:style-name="T43">本質上就是：</text:span><text:span text:style-name="T43">*(</text:span><text:span text:style-name="T50">array</text:span><text:span text:style-name="T43"> + </text:span><text:span text:style-name="T54">i</text:span><text:span text:style-name="T43">)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思源宋體" svg:font-family="思源宋體" style:font-family-generic="system" style:font-pitch="variable"/>
    <style:font-face style:name="思源黑體" svg:font-family="思源黑體" style:font-family-generic="system" style:font-pitch="variable"/>
    <style:font-face style:name="思源黑體 HW" svg:font-family="'思源黑體 HW', 細明體, 'Liberation Mono', 'Courier New'" style:font-family-generic="modern" style:font-pitch="fixed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思源宋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體" style:font-family-asian="思源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體" style:font-family-asian="思源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體" style:font-family-asian="思源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體" style:font-family-asian="思源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思源黑體" style:font-family-asian="思源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6-01-04T09:36:41.797000000</meta:creation-date>
    <dc:date>2026-01-04T12:23:21.703000000</dc:date>
    <meta:editing-duration>PT2H46M</meta:editing-duration>
    <meta:editing-cycles>86</meta:editing-cycles>
    <meta:generator>MODA_ODF_Application_Tools/3.8.3.2$Windows_X86_64 LibreOffice_project/50f6e85287e3a15525502db78bc188a20eb52575</meta:generator>
    <meta:document-statistic meta:object-count="113"/>
  </office:meta>
</office:document-meta>
</file>